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8.45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EstimateTW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ead_lengt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eanLengthEstim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YearOfBirth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76-GM1818070-TWE-M-EGG4_markdup.bam</text:p>
          </table:table-cell>
          <table:table-cell office:value-type="float" office:value="19028.5" calcext:value-type="float">
            <text:p>19028.5</text:p>
          </table:table-cell>
          <table:table-cell office:value-type="float" office:value="18877" calcext:value-type="float">
            <text:p>18877</text:p>
          </table:table-cell>
          <table:table-cell office:value-type="float" office:value="19109.1" calcext:value-type="float">
            <text:p>19109.1</text:p>
          </table:table-cell>
          <table:table-cell office:value-type="string" calcext:value-type="string">
            <text:p>M</text:p>
          </table:table-cell>
          <table:table-cell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77-GM2105137-TWE-F-EGG4_markdup.bam</text:p>
          </table:table-cell>
          <table:table-cell office:value-type="float" office:value="7554.16666666667" calcext:value-type="float">
            <text:p>7554.16666666667</text:p>
          </table:table-cell>
          <table:table-cell office:value-type="float" office:value="7458.5" calcext:value-type="float">
            <text:p>7458.5</text:p>
          </table:table-cell>
          <table:table-cell office:value-type="float" office:value="7632.8" calcext:value-type="float">
            <text:p>7632.8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R^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78-GM2105161-TWE-F-EGG4_markdup.bam</text:p>
          </table:table-cell>
          <table:table-cell office:value-type="float" office:value="8619.26666666667" calcext:value-type="float">
            <text:p>8619.26666666667</text:p>
          </table:table-cell>
          <table:table-cell office:value-type="float" office:value="8486.3" calcext:value-type="float">
            <text:p>8486.3</text:p>
          </table:table-cell>
          <table:table-cell office:value-type="float" office:value="8772.5" calcext:value-type="float">
            <text:p>8772.5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RSQ([.C2:.C206];[.G2:.G206])" office:value-type="float" office:value="0.0275728377389831" calcext:value-type="float">
            <text:p>0.0275728377389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79-GM2105024-TWE-F-EGG4_markdup.bam</text:p>
          </table:table-cell>
          <table:table-cell office:value-type="float" office:value="7950.8" calcext:value-type="float">
            <text:p>7950.8</text:p>
          </table:table-cell>
          <table:table-cell office:value-type="float" office:value="7945.8" calcext:value-type="float">
            <text:p>7945.8</text:p>
          </table:table-cell>
          <table:table-cell office:value-type="float" office:value="7954.4" calcext:value-type="float">
            <text:p>7954.4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RSQ([.C207:.C422];[.G207:.G4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81-GM2105134-TWE-F-EGG4_markdup.bam</text:p>
          </table:table-cell>
          <table:table-cell office:value-type="float" office:value="2101.36666666667" calcext:value-type="float">
            <text:p>2101.36666666667</text:p>
          </table:table-cell>
          <table:table-cell office:value-type="float" office:value="1986" calcext:value-type="float">
            <text:p>1986</text:p>
          </table:table-cell>
          <table:table-cell office:value-type="float" office:value="2223.2" calcext:value-type="float">
            <text:p>2223.2</text:p>
          </table:table-cell>
          <table:table-cell office:value-type="string" calcext:value-type="string">
            <text:p>F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string" calcext:value-type="string">
            <text:p>Cor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82-GM210517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CORREL([.C2:.C206];[.G2:.G206])" office:value-type="float" office:value="0.166050708336288" calcext:value-type="float">
            <text:p>0.1660507083362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83-GM2105258-TWE-F-EGG4_markdup.bam</text:p>
          </table:table-cell>
          <table:table-cell office:value-type="float" office:value="5766.13333333333" calcext:value-type="float">
            <text:p>5766.13333333333</text:p>
          </table:table-cell>
          <table:table-cell office:value-type="float" office:value="5668.9" calcext:value-type="float">
            <text:p>5668.9</text:p>
          </table:table-cell>
          <table:table-cell office:value-type="float" office:value="5913" calcext:value-type="float">
            <text:p>5913</text:p>
          </table:table-cell>
          <table:table-cell office:value-type="string" calcext:value-type="string">
            <text:p>F</text:p>
          </table:table-cell>
          <table:table-cell office:value-type="float" office:value="1973" calcext:value-type="float">
            <text:p>1973</text:p>
          </table:table-cell>
          <table:table-cell/>
          <table:table-cell table:formula="of:=CORREL([.C207:.C422];[.G207:.G4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84-GM2101702-TWE-M-EGG4_markdup.bam</text:p>
          </table:table-cell>
          <table:table-cell office:value-type="float" office:value="2641.86666666667" calcext:value-type="float">
            <text:p>2641.86666666667</text:p>
          </table:table-cell>
          <table:table-cell office:value-type="float" office:value="2589.6" calcext:value-type="float">
            <text:p>2589.6</text:p>
          </table:table-cell>
          <table:table-cell office:value-type="float" office:value="2698.3" calcext:value-type="float">
            <text:p>2698.3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85-GM2105256-TWE-F-EGG4_markdup.bam</text:p>
          </table:table-cell>
          <table:table-cell office:value-type="float" office:value="5001.6" calcext:value-type="float">
            <text:p>5001.6</text:p>
          </table:table-cell>
          <table:table-cell office:value-type="float" office:value="4838.8" calcext:value-type="float">
            <text:p>4838.8</text:p>
          </table:table-cell>
          <table:table-cell office:value-type="float" office:value="5279.6" calcext:value-type="float">
            <text:p>5279.6</text:p>
          </table:table-cell>
          <table:table-cell office:value-type="string" calcext:value-type="string">
            <text:p>F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89-GM2104999-TWE-F-EGG4_markdup.bam</text:p>
          </table:table-cell>
          <table:table-cell office:value-type="float" office:value="7148.8" calcext:value-type="float">
            <text:p>7148.8</text:p>
          </table:table-cell>
          <table:table-cell office:value-type="float" office:value="7125.8" calcext:value-type="float">
            <text:p>7125.8</text:p>
          </table:table-cell>
          <table:table-cell office:value-type="float" office:value="7183.9" calcext:value-type="float">
            <text:p>7183.9</text:p>
          </table:table-cell>
          <table:table-cell office:value-type="string" calcext:value-type="string">
            <text:p>F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999-GM09135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013-GM2105026-TWE-F-EGG4_markdup.bam</text:p>
          </table:table-cell>
          <table:table-cell office:value-type="float" office:value="9576.86666666667" calcext:value-type="float">
            <text:p>9576.86666666667</text:p>
          </table:table-cell>
          <table:table-cell office:value-type="float" office:value="9511.9" calcext:value-type="float">
            <text:p>9511.9</text:p>
          </table:table-cell>
          <table:table-cell office:value-type="float" office:value="9656" calcext:value-type="float">
            <text:p>9656</text:p>
          </table:table-cell>
          <table:table-cell office:value-type="string" calcext:value-type="string">
            <text:p>F</text:p>
          </table:table-cell>
          <table:table-cell office:value-type="float" office:value="1957" calcext:value-type="float">
            <text:p>195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017-GM2105204-TWE-F-EGG4_markdup.bam</text:p>
          </table:table-cell>
          <table:table-cell office:value-type="float" office:value="1798.66666666667" calcext:value-type="float">
            <text:p>1798.66666666667</text:p>
          </table:table-cell>
          <table:table-cell office:value-type="float" office:value="1764.6" calcext:value-type="float">
            <text:p>1764.6</text:p>
          </table:table-cell>
          <table:table-cell office:value-type="float" office:value="1819.3" calcext:value-type="float">
            <text:p>1819.3</text:p>
          </table:table-cell>
          <table:table-cell office:value-type="string" calcext:value-type="string">
            <text:p>F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018-GM2105338-TWE-M-EGG4_markdup.bam</text:p>
          </table:table-cell>
          <table:table-cell office:value-type="float" office:value="2619.36666666667" calcext:value-type="float">
            <text:p>2619.36666666667</text:p>
          </table:table-cell>
          <table:table-cell office:value-type="float" office:value="2580.4" calcext:value-type="float">
            <text:p>2580.4</text:p>
          </table:table-cell>
          <table:table-cell office:value-type="float" office:value="2651.9" calcext:value-type="float">
            <text:p>2651.9</text:p>
          </table:table-cell>
          <table:table-cell office:value-type="string" calcext:value-type="string">
            <text:p>M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039-GM210509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7" calcext:value-type="float">
            <text:p>195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128-GM2106028-TWE-M-EGG4_markdup.bam</text:p>
          </table:table-cell>
          <table:table-cell office:value-type="float" office:value="3420.03333333333" calcext:value-type="float">
            <text:p>3420.03333333333</text:p>
          </table:table-cell>
          <table:table-cell office:value-type="float" office:value="3361.6" calcext:value-type="float">
            <text:p>3361.6</text:p>
          </table:table-cell>
          <table:table-cell office:value-type="float" office:value="3452.1" calcext:value-type="float">
            <text:p>3452.1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169-GM2105106-TWE-F-EGG4_markdup.bam</text:p>
          </table:table-cell>
          <table:table-cell office:value-type="float" office:value="14796.5333333333" calcext:value-type="float">
            <text:p>14796.5333333333</text:p>
          </table:table-cell>
          <table:table-cell office:value-type="float" office:value="14735.8" calcext:value-type="float">
            <text:p>14735.8</text:p>
          </table:table-cell>
          <table:table-cell office:value-type="float" office:value="14885.8" calcext:value-type="float">
            <text:p>14885.8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09-GM2104679-TWE-M-EGG4_markdup.bam</text:p>
          </table:table-cell>
          <table:table-cell office:value-type="float" office:value="2658.36666666667" calcext:value-type="float">
            <text:p>2658.36666666667</text:p>
          </table:table-cell>
          <table:table-cell office:value-type="float" office:value="2552" calcext:value-type="float">
            <text:p>2552</text:p>
          </table:table-cell>
          <table:table-cell office:value-type="float" office:value="2749.5" calcext:value-type="float">
            <text:p>2749.5</text:p>
          </table:table-cell>
          <table:table-cell office:value-type="string" calcext:value-type="string">
            <text:p>M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11-GM210482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48" calcext:value-type="float">
            <text:p>194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20-gm210478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3-GM210520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65-GM2009966-TWE-M-EGG4_markdup.bam</text:p>
          </table:table-cell>
          <table:table-cell office:value-type="float" office:value="13658.8666666667" calcext:value-type="float">
            <text:p>13658.8666666667</text:p>
          </table:table-cell>
          <table:table-cell office:value-type="float" office:value="13603.6" calcext:value-type="float">
            <text:p>13603.6</text:p>
          </table:table-cell>
          <table:table-cell office:value-type="float" office:value="13760.2" calcext:value-type="float">
            <text:p>13760.2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71-GM2104897-TWE-F-EGG4_markdup.bam</text:p>
          </table:table-cell>
          <table:table-cell office:value-type="float" office:value="1734.96666666667" calcext:value-type="float">
            <text:p>1734.96666666667</text:p>
          </table:table-cell>
          <table:table-cell office:value-type="float" office:value="1577.3" calcext:value-type="float">
            <text:p>1577.3</text:p>
          </table:table-cell>
          <table:table-cell office:value-type="float" office:value="1814.5" calcext:value-type="float">
            <text:p>1814.5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76-GM140363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3-GM2104750-TWE-M-EGG4_markdup.bam</text:p>
          </table:table-cell>
          <table:table-cell office:value-type="float" office:value="3025.36666666667" calcext:value-type="float">
            <text:p>3025.36666666667</text:p>
          </table:table-cell>
          <table:table-cell office:value-type="float" office:value="2973.4" calcext:value-type="float">
            <text:p>2973.4</text:p>
          </table:table-cell>
          <table:table-cell office:value-type="float" office:value="3052.4" calcext:value-type="float">
            <text:p>3052.4</text:p>
          </table:table-cell>
          <table:table-cell office:value-type="string" calcext:value-type="string">
            <text:p>M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4-GM2104751-TWE-M-EGG4_markdup.bam</text:p>
          </table:table-cell>
          <table:table-cell office:value-type="float" office:value="4231.3" calcext:value-type="float">
            <text:p>4231.3</text:p>
          </table:table-cell>
          <table:table-cell office:value-type="float" office:value="4142.6" calcext:value-type="float">
            <text:p>4142.6</text:p>
          </table:table-cell>
          <table:table-cell office:value-type="float" office:value="4390.5" calcext:value-type="float">
            <text:p>4390.5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5-GM210474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6-GM2104780-TWE-M-EGG4_markdup.bam</text:p>
          </table:table-cell>
          <table:table-cell office:value-type="float" office:value="24283.0666666667" calcext:value-type="float">
            <text:p>24283.0666666667</text:p>
          </table:table-cell>
          <table:table-cell office:value-type="float" office:value="24154.9" calcext:value-type="float">
            <text:p>24154.9</text:p>
          </table:table-cell>
          <table:table-cell office:value-type="float" office:value="24391.8" calcext:value-type="float">
            <text:p>24391.8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7-GM210478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8-GM2104741-TWE-F-EGG4_markdup.bam</text:p>
          </table:table-cell>
          <table:table-cell office:value-type="float" office:value="6368.4" calcext:value-type="float">
            <text:p>6368.4</text:p>
          </table:table-cell>
          <table:table-cell office:value-type="float" office:value="6288.5" calcext:value-type="float">
            <text:p>6288.5</text:p>
          </table:table-cell>
          <table:table-cell office:value-type="float" office:value="6434.8" calcext:value-type="float">
            <text:p>6434.8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9-GM210474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23-GM210698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78-GM201058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94-GM2107427-TWE-M-EGG4_markdup.bam</text:p>
          </table:table-cell>
          <table:table-cell office:value-type="float" office:value="27720.7666666667" calcext:value-type="float">
            <text:p>27720.7666666667</text:p>
          </table:table-cell>
          <table:table-cell office:value-type="float" office:value="26226" calcext:value-type="float">
            <text:p>26226</text:p>
          </table:table-cell>
          <table:table-cell office:value-type="float" office:value="28545.8" calcext:value-type="float">
            <text:p>28545.8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95-GM210741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96-GM2107410-TWE-M-EGG4_markdup.bam</text:p>
          </table:table-cell>
          <table:table-cell office:value-type="float" office:value="3084.33333333333" calcext:value-type="float">
            <text:p>3084.33333333333</text:p>
          </table:table-cell>
          <table:table-cell office:value-type="float" office:value="2921.4" calcext:value-type="float">
            <text:p>2921.4</text:p>
          </table:table-cell>
          <table:table-cell office:value-type="float" office:value="3230.1" calcext:value-type="float">
            <text:p>3230.1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98-GM210760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09-GM210759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45-GM210787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3" calcext:value-type="float">
            <text:p>195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56-GM2107920-TWE-F-EGG4_markdup.bam</text:p>
          </table:table-cell>
          <table:table-cell office:value-type="float" office:value="2677.23333333333" calcext:value-type="float">
            <text:p>2677.23333333333</text:p>
          </table:table-cell>
          <table:table-cell office:value-type="float" office:value="2594.5" calcext:value-type="float">
            <text:p>2594.5</text:p>
          </table:table-cell>
          <table:table-cell office:value-type="float" office:value="2720.3" calcext:value-type="float">
            <text:p>2720.3</text:p>
          </table:table-cell>
          <table:table-cell office:value-type="string" calcext:value-type="string">
            <text:p>F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60-GM2108037-TWE-F-EGG4_markdup.bam</text:p>
          </table:table-cell>
          <table:table-cell office:value-type="float" office:value="28937.8333333333" calcext:value-type="float">
            <text:p>28937.8333333333</text:p>
          </table:table-cell>
          <table:table-cell office:value-type="float" office:value="27893.4" calcext:value-type="float">
            <text:p>27893.4</text:p>
          </table:table-cell>
          <table:table-cell office:value-type="float" office:value="29510.9" calcext:value-type="float">
            <text:p>29510.9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89-GM2100441-TWE-F-EGG4_markdup.bam</text:p>
          </table:table-cell>
          <table:table-cell office:value-type="float" office:value="6036.36666666667" calcext:value-type="float">
            <text:p>6036.36666666667</text:p>
          </table:table-cell>
          <table:table-cell office:value-type="float" office:value="5850.7" calcext:value-type="float">
            <text:p>5850.7</text:p>
          </table:table-cell>
          <table:table-cell office:value-type="float" office:value="6141.4" calcext:value-type="float">
            <text:p>6141.4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97-GM2108330-TWE-F-EGG4_markdup.bam</text:p>
          </table:table-cell>
          <table:table-cell office:value-type="float" office:value="2923.7" calcext:value-type="float">
            <text:p>2923.7</text:p>
          </table:table-cell>
          <table:table-cell office:value-type="float" office:value="2897.3" calcext:value-type="float">
            <text:p>2897.3</text:p>
          </table:table-cell>
          <table:table-cell office:value-type="float" office:value="2965.1" calcext:value-type="float">
            <text:p>2965.1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98-GM2108343-TWE-M-EGG4_markdup.bam</text:p>
          </table:table-cell>
          <table:table-cell office:value-type="float" office:value="5543.13333333333" calcext:value-type="float">
            <text:p>5543.13333333333</text:p>
          </table:table-cell>
          <table:table-cell office:value-type="float" office:value="5492.9" calcext:value-type="float">
            <text:p>5492.9</text:p>
          </table:table-cell>
          <table:table-cell office:value-type="float" office:value="5625.3" calcext:value-type="float">
            <text:p>5625.3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27-GM2108501-TWE-M-EGG4_markdup.bam</text:p>
          </table:table-cell>
          <table:table-cell office:value-type="float" office:value="2984.76666666667" calcext:value-type="float">
            <text:p>2984.76666666667</text:p>
          </table:table-cell>
          <table:table-cell office:value-type="float" office:value="2887.5" calcext:value-type="float">
            <text:p>2887.5</text:p>
          </table:table-cell>
          <table:table-cell office:value-type="float" office:value="3137.4" calcext:value-type="float">
            <text:p>3137.4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28-GM2108504-TWE-F-EGG4_markdup.bam</text:p>
          </table:table-cell>
          <table:table-cell office:value-type="float" office:value="28728.3" calcext:value-type="float">
            <text:p>28728.3</text:p>
          </table:table-cell>
          <table:table-cell office:value-type="float" office:value="27024.8" calcext:value-type="float">
            <text:p>27024.8</text:p>
          </table:table-cell>
          <table:table-cell office:value-type="float" office:value="29580.5" calcext:value-type="float">
            <text:p>29580.5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0-GM210853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1-GM210849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3-GM2108562-TWE-M-EGG4_markdup.bam</text:p>
          </table:table-cell>
          <table:table-cell office:value-type="float" office:value="4530.8" calcext:value-type="float">
            <text:p>4530.8</text:p>
          </table:table-cell>
          <table:table-cell office:value-type="float" office:value="4396.7" calcext:value-type="float">
            <text:p>4396.7</text:p>
          </table:table-cell>
          <table:table-cell office:value-type="float" office:value="4689.7" calcext:value-type="float">
            <text:p>4689.7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4-GM2108622-TWE-M-EGG4_markdup.bam</text:p>
          </table:table-cell>
          <table:table-cell office:value-type="float" office:value="2650.83333333333" calcext:value-type="float">
            <text:p>2650.83333333333</text:p>
          </table:table-cell>
          <table:table-cell office:value-type="float" office:value="2540.3" calcext:value-type="float">
            <text:p>2540.3</text:p>
          </table:table-cell>
          <table:table-cell office:value-type="float" office:value="2806.7" calcext:value-type="float">
            <text:p>2806.7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5-GM2108667-TWE-M-EGG4_markdup.bam</text:p>
          </table:table-cell>
          <table:table-cell office:value-type="float" office:value="4460.1" calcext:value-type="float">
            <text:p>4460.1</text:p>
          </table:table-cell>
          <table:table-cell office:value-type="float" office:value="4403.7" calcext:value-type="float">
            <text:p>4403.7</text:p>
          </table:table-cell>
          <table:table-cell office:value-type="float" office:value="4518.6" calcext:value-type="float">
            <text:p>4518.6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6-GM2108656-TWE-F-EGG4_markdup.bam</text:p>
          </table:table-cell>
          <table:table-cell office:value-type="float" office:value="6549.73333333333" calcext:value-type="float">
            <text:p>6549.73333333333</text:p>
          </table:table-cell>
          <table:table-cell office:value-type="float" office:value="6439.5" calcext:value-type="float">
            <text:p>6439.5</text:p>
          </table:table-cell>
          <table:table-cell office:value-type="float" office:value="6659" calcext:value-type="float">
            <text:p>6659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7-GM2108663-TWE-M-EGG4_markdup.bam</text:p>
          </table:table-cell>
          <table:table-cell office:value-type="float" office:value="2124.53333333333" calcext:value-type="float">
            <text:p>2124.53333333333</text:p>
          </table:table-cell>
          <table:table-cell office:value-type="float" office:value="2103.3" calcext:value-type="float">
            <text:p>2103.3</text:p>
          </table:table-cell>
          <table:table-cell office:value-type="float" office:value="2135.8" calcext:value-type="float">
            <text:p>2135.8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9-GM2108587-TWE-M-EGG4_markdup.bam</text:p>
          </table:table-cell>
          <table:table-cell office:value-type="float" office:value="2068.03333333333" calcext:value-type="float">
            <text:p>2068.03333333333</text:p>
          </table:table-cell>
          <table:table-cell office:value-type="float" office:value="2016" calcext:value-type="float">
            <text:p>2016</text:p>
          </table:table-cell>
          <table:table-cell office:value-type="float" office:value="2147.2" calcext:value-type="float">
            <text:p>2147.2</text:p>
          </table:table-cell>
          <table:table-cell office:value-type="string" calcext:value-type="string">
            <text:p>M</text:p>
          </table:table-cell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40-GM210862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41-GM2108769-TWE-F-EGG4_markdup.bam</text:p>
          </table:table-cell>
          <table:table-cell office:value-type="float" office:value="21128.3" calcext:value-type="float">
            <text:p>21128.3</text:p>
          </table:table-cell>
          <table:table-cell office:value-type="float" office:value="20635.8" calcext:value-type="float">
            <text:p>20635.8</text:p>
          </table:table-cell>
          <table:table-cell office:value-type="float" office:value="21418.8" calcext:value-type="float">
            <text:p>21418.8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43-gm2108688-TWE-F-EGG4_markdup.bam</text:p>
          </table:table-cell>
          <table:table-cell office:value-type="float" office:value="1998.1" calcext:value-type="float">
            <text:p>1998.1</text:p>
          </table:table-cell>
          <table:table-cell office:value-type="float" office:value="1976.8" calcext:value-type="float">
            <text:p>1976.8</text:p>
          </table:table-cell>
          <table:table-cell office:value-type="float" office:value="2033.8" calcext:value-type="float">
            <text:p>2033.8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44-GM2108416-TWE-M-EGG4_markdup.bam</text:p>
          </table:table-cell>
          <table:table-cell office:value-type="float" office:value="3679.7" calcext:value-type="float">
            <text:p>3679.7</text:p>
          </table:table-cell>
          <table:table-cell office:value-type="float" office:value="3580.2" calcext:value-type="float">
            <text:p>3580.2</text:p>
          </table:table-cell>
          <table:table-cell office:value-type="float" office:value="3834.9" calcext:value-type="float">
            <text:p>3834.9</text:p>
          </table:table-cell>
          <table:table-cell office:value-type="string" calcext:value-type="string">
            <text:p>M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2-GM2108860-TWE-M-EGG4_markdup.bam</text:p>
          </table:table-cell>
          <table:table-cell office:value-type="float" office:value="7606.06666666667" calcext:value-type="float">
            <text:p>7606.06666666667</text:p>
          </table:table-cell>
          <table:table-cell office:value-type="float" office:value="7452.1" calcext:value-type="float">
            <text:p>7452.1</text:p>
          </table:table-cell>
          <table:table-cell office:value-type="float" office:value="7744.4" calcext:value-type="float">
            <text:p>7744.4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3-GM2108837-TWE-M-EGG4_markdup.bam</text:p>
          </table:table-cell>
          <table:table-cell office:value-type="float" office:value="6065.76666666667" calcext:value-type="float">
            <text:p>6065.76666666667</text:p>
          </table:table-cell>
          <table:table-cell office:value-type="float" office:value="6028.3" calcext:value-type="float">
            <text:p>6028.3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M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5-GM210130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6-GM2108919-TWE-F-EGG4_markdup.bam</text:p>
          </table:table-cell>
          <table:table-cell office:value-type="float" office:value="5915.73333333333" calcext:value-type="float">
            <text:p>5915.73333333333</text:p>
          </table:table-cell>
          <table:table-cell office:value-type="float" office:value="5823.4" calcext:value-type="float">
            <text:p>5823.4</text:p>
          </table:table-cell>
          <table:table-cell office:value-type="float" office:value="6041.2" calcext:value-type="float">
            <text:p>6041.2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7-GM210891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8-GM2108855-TWE-M-EGG4_markdup.bam</text:p>
          </table:table-cell>
          <table:table-cell office:value-type="float" office:value="2936.13333333333" calcext:value-type="float">
            <text:p>2936.13333333333</text:p>
          </table:table-cell>
          <table:table-cell office:value-type="float" office:value="2901.2" calcext:value-type="float">
            <text:p>2901.2</text:p>
          </table:table-cell>
          <table:table-cell office:value-type="float" office:value="2967.4" calcext:value-type="float">
            <text:p>2967.4</text:p>
          </table:table-cell>
          <table:table-cell office:value-type="string" calcext:value-type="string">
            <text:p>M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9-GM2108788-TWE-F-EGG4_markdup.bam</text:p>
          </table:table-cell>
          <table:table-cell office:value-type="float" office:value="2408" calcext:value-type="float">
            <text:p>2408</text:p>
          </table:table-cell>
          <table:table-cell office:value-type="float" office:value="2343.2" calcext:value-type="float">
            <text:p>2343.2</text:p>
          </table:table-cell>
          <table:table-cell office:value-type="float" office:value="2531.2" calcext:value-type="float">
            <text:p>2531.2</text:p>
          </table:table-cell>
          <table:table-cell office:value-type="string" calcext:value-type="string">
            <text:p>F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60-GM210874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66-GM2108968-TWE-M-EGG4_markdup.bam</text:p>
          </table:table-cell>
          <table:table-cell office:value-type="float" office:value="3301.16666666667" calcext:value-type="float">
            <text:p>3301.16666666667</text:p>
          </table:table-cell>
          <table:table-cell office:value-type="float" office:value="3194.4" calcext:value-type="float">
            <text:p>3194.4</text:p>
          </table:table-cell>
          <table:table-cell office:value-type="float" office:value="3371.4" calcext:value-type="float">
            <text:p>3371.4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69-GM210888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70-GM2108920-TWE-F-EGG4_markdup.bam</text:p>
          </table:table-cell>
          <table:table-cell office:value-type="float" office:value="2191.7" calcext:value-type="float">
            <text:p>2191.7</text:p>
          </table:table-cell>
          <table:table-cell office:value-type="float" office:value="2055.3" calcext:value-type="float">
            <text:p>2055.3</text:p>
          </table:table-cell>
          <table:table-cell office:value-type="float" office:value="2331.9" calcext:value-type="float">
            <text:p>2331.9</text:p>
          </table:table-cell>
          <table:table-cell office:value-type="string" calcext:value-type="string">
            <text:p>F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71-GM1702363-TWE-M-EGG4_markdup.bam</text:p>
          </table:table-cell>
          <table:table-cell office:value-type="float" office:value="2163.73333333333" calcext:value-type="float">
            <text:p>2163.73333333333</text:p>
          </table:table-cell>
          <table:table-cell office:value-type="float" office:value="2087.5" calcext:value-type="float">
            <text:p>2087.5</text:p>
          </table:table-cell>
          <table:table-cell office:value-type="float" office:value="2255.5" calcext:value-type="float">
            <text:p>2255.5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82-GM2109040-TWE-F-EGG4_markdup.bam</text:p>
          </table:table-cell>
          <table:table-cell office:value-type="float" office:value="5990.03333333333" calcext:value-type="float">
            <text:p>5990.03333333333</text:p>
          </table:table-cell>
          <table:table-cell office:value-type="float" office:value="5975.6" calcext:value-type="float">
            <text:p>5975.6</text:p>
          </table:table-cell>
          <table:table-cell office:value-type="float" office:value="6010.6" calcext:value-type="float">
            <text:p>6010.6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0-GM210915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1-GM2105861-TWE-M-EGG4_markdup.bam</text:p>
          </table:table-cell>
          <table:table-cell office:value-type="float" office:value="2502.66666666667" calcext:value-type="float">
            <text:p>2502.66666666667</text:p>
          </table:table-cell>
          <table:table-cell office:value-type="float" office:value="2370.9" calcext:value-type="float">
            <text:p>2370.9</text:p>
          </table:table-cell>
          <table:table-cell office:value-type="float" office:value="2711.4" calcext:value-type="float">
            <text:p>2711.4</text:p>
          </table:table-cell>
          <table:table-cell office:value-type="string" calcext:value-type="string">
            <text:p>M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4-GM210895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5-GM210910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6-GM210921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7-GM2109231-TWE-M-EGG4_markdup.bam</text:p>
          </table:table-cell>
          <table:table-cell office:value-type="float" office:value="15408.2666666667" calcext:value-type="float">
            <text:p>15408.2666666667</text:p>
          </table:table-cell>
          <table:table-cell office:value-type="float" office:value="15044.6" calcext:value-type="float">
            <text:p>15044.6</text:p>
          </table:table-cell>
          <table:table-cell office:value-type="float" office:value="15709.2" calcext:value-type="float">
            <text:p>15709.2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802-GM210915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1" calcext:value-type="float">
            <text:p>194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803-gm2109216-TWE-F-EGG4_markdup.bam</text:p>
          </table:table-cell>
          <table:table-cell office:value-type="float" office:value="8872.33333333333" calcext:value-type="float">
            <text:p>8872.33333333333</text:p>
          </table:table-cell>
          <table:table-cell office:value-type="float" office:value="8760.3" calcext:value-type="float">
            <text:p>8760.3</text:p>
          </table:table-cell>
          <table:table-cell office:value-type="float" office:value="9067.1" calcext:value-type="float">
            <text:p>9067.1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059-GM211401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390-GM2116866-TWE-F-EGG4_markdup.bam</text:p>
          </table:table-cell>
          <table:table-cell office:value-type="float" office:value="4363.46666666667" calcext:value-type="float">
            <text:p>4363.46666666667</text:p>
          </table:table-cell>
          <table:table-cell office:value-type="float" office:value="4312.6" calcext:value-type="float">
            <text:p>4312.6</text:p>
          </table:table-cell>
          <table:table-cell office:value-type="float" office:value="4392.6" calcext:value-type="float">
            <text:p>4392.6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35-GM2117325-TWE-F-EGG4_markdup.bam</text:p>
          </table:table-cell>
          <table:table-cell office:value-type="float" office:value="19193.3666666667" calcext:value-type="float">
            <text:p>19193.3666666667</text:p>
          </table:table-cell>
          <table:table-cell office:value-type="float" office:value="18378.4" calcext:value-type="float">
            <text:p>18378.4</text:p>
          </table:table-cell>
          <table:table-cell office:value-type="float" office:value="19687.3" calcext:value-type="float">
            <text:p>19687.3</text:p>
          </table:table-cell>
          <table:table-cell office:value-type="string" calcext:value-type="string">
            <text:p>F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51-GM201140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53-GM2106356-TWE-F-EGG4_markdup.bam</text:p>
          </table:table-cell>
          <table:table-cell office:value-type="float" office:value="2955.53333333333" calcext:value-type="float">
            <text:p>2955.53333333333</text:p>
          </table:table-cell>
          <table:table-cell office:value-type="float" office:value="2829.7" calcext:value-type="float">
            <text:p>2829.7</text:p>
          </table:table-cell>
          <table:table-cell office:value-type="float" office:value="3092.3" calcext:value-type="float">
            <text:p>3092.3</text:p>
          </table:table-cell>
          <table:table-cell office:value-type="string" calcext:value-type="string">
            <text:p>F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64-GM2106350-TWE-M-EGG4_markdup.bam</text:p>
          </table:table-cell>
          <table:table-cell office:value-type="float" office:value="4915.7" calcext:value-type="float">
            <text:p>4915.7</text:p>
          </table:table-cell>
          <table:table-cell office:value-type="float" office:value="4346.8" calcext:value-type="float">
            <text:p>4346.8</text:p>
          </table:table-cell>
          <table:table-cell office:value-type="float" office:value="5273.4" calcext:value-type="float">
            <text:p>5273.4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65-GM2117869-TWE-F-EGG4_markdup.bam</text:p>
          </table:table-cell>
          <table:table-cell office:value-type="float" office:value="2654.66666666667" calcext:value-type="float">
            <text:p>2654.66666666667</text:p>
          </table:table-cell>
          <table:table-cell office:value-type="float" office:value="2536.1" calcext:value-type="float">
            <text:p>2536.1</text:p>
          </table:table-cell>
          <table:table-cell office:value-type="float" office:value="2859.2" calcext:value-type="float">
            <text:p>2859.2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78-GM211770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77-GM210918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79-GM2109024-TWE-M-EGG4_markdup.bam</text:p>
          </table:table-cell>
          <table:table-cell office:value-type="float" office:value="5063.7" calcext:value-type="float">
            <text:p>5063.7</text:p>
          </table:table-cell>
          <table:table-cell office:value-type="float" office:value="5018.2" calcext:value-type="float">
            <text:p>5018.2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81-GM2108988-TWE-F-EGG4_markdup.bam</text:p>
          </table:table-cell>
          <table:table-cell office:value-type="float" office:value="17021.3666666667" calcext:value-type="float">
            <text:p>17021.3666666667</text:p>
          </table:table-cell>
          <table:table-cell office:value-type="float" office:value="16987.7" calcext:value-type="float">
            <text:p>16987.7</text:p>
          </table:table-cell>
          <table:table-cell office:value-type="float" office:value="17048.1" calcext:value-type="float">
            <text:p>17048.1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83-GM2109023-TWE-F-EGG4_markdup.bam</text:p>
          </table:table-cell>
          <table:table-cell office:value-type="float" office:value="17789.4666666667" calcext:value-type="float">
            <text:p>17789.4666666667</text:p>
          </table:table-cell>
          <table:table-cell office:value-type="float" office:value="17635.6" calcext:value-type="float">
            <text:p>17635.6</text:p>
          </table:table-cell>
          <table:table-cell office:value-type="float" office:value="17874.9" calcext:value-type="float">
            <text:p>17874.9</text:p>
          </table:table-cell>
          <table:table-cell office:value-type="string" calcext:value-type="string">
            <text:p>F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01-gm2109349-TWE-M-EGG4_markdup.bam</text:p>
          </table:table-cell>
          <table:table-cell office:value-type="float" office:value="4747" calcext:value-type="float">
            <text:p>4747</text:p>
          </table:table-cell>
          <table:table-cell office:value-type="float" office:value="4577.4" calcext:value-type="float">
            <text:p>4577.4</text:p>
          </table:table-cell>
          <table:table-cell office:value-type="float" office:value="5012.7" calcext:value-type="float">
            <text:p>5012.7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02-GM2109473-TWE-F-EGG4_markdup.bam</text:p>
          </table:table-cell>
          <table:table-cell office:value-type="float" office:value="3432.43333333333" calcext:value-type="float">
            <text:p>3432.43333333333</text:p>
          </table:table-cell>
          <table:table-cell office:value-type="float" office:value="3320.1" calcext:value-type="float">
            <text:p>3320.1</text:p>
          </table:table-cell>
          <table:table-cell office:value-type="float" office:value="3638.9" calcext:value-type="float">
            <text:p>3638.9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21-GM210379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1-GM2109497-TWE-M-EGG4_markdup.bam</text:p>
          </table:table-cell>
          <table:table-cell office:value-type="float" office:value="3025.83333333333" calcext:value-type="float">
            <text:p>3025.83333333333</text:p>
          </table:table-cell>
          <table:table-cell office:value-type="float" office:value="2999" calcext:value-type="float">
            <text:p>2999</text:p>
          </table:table-cell>
          <table:table-cell office:value-type="float" office:value="3064.7" calcext:value-type="float">
            <text:p>3064.7</text:p>
          </table:table-cell>
          <table:table-cell office:value-type="string" calcext:value-type="string">
            <text:p>M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2-GM2109644-TWE-F-EGG4_markdup.bam</text:p>
          </table:table-cell>
          <table:table-cell office:value-type="float" office:value="5727.5" calcext:value-type="float">
            <text:p>5727.5</text:p>
          </table:table-cell>
          <table:table-cell office:value-type="float" office:value="5628.9" calcext:value-type="float">
            <text:p>5628.9</text:p>
          </table:table-cell>
          <table:table-cell office:value-type="float" office:value="5818.8" calcext:value-type="float">
            <text:p>5818.8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3-GM2109531-TWE-F-EGG4_markdup.bam</text:p>
          </table:table-cell>
          <table:table-cell office:value-type="float" office:value="2771.56666666667" calcext:value-type="float">
            <text:p>2771.56666666667</text:p>
          </table:table-cell>
          <table:table-cell office:value-type="float" office:value="2717.3" calcext:value-type="float">
            <text:p>2717.3</text:p>
          </table:table-cell>
          <table:table-cell office:value-type="float" office:value="2812.4" calcext:value-type="float">
            <text:p>2812.4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5-gm2109521-TWE-M-EGG4_markdup.bam</text:p>
          </table:table-cell>
          <table:table-cell office:value-type="float" office:value="3691.33333333333" calcext:value-type="float">
            <text:p>3691.33333333333</text:p>
          </table:table-cell>
          <table:table-cell office:value-type="float" office:value="3633.2" calcext:value-type="float">
            <text:p>3633.2</text:p>
          </table:table-cell>
          <table:table-cell office:value-type="float" office:value="3741.6" calcext:value-type="float">
            <text:p>3741.6</text:p>
          </table:table-cell>
          <table:table-cell office:value-type="string" calcext:value-type="string">
            <text:p>M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6-GM201172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7-GM2109472-TWE-F-EGG4_markdup.bam</text:p>
          </table:table-cell>
          <table:table-cell office:value-type="float" office:value="3088.93333333333" calcext:value-type="float">
            <text:p>3088.93333333333</text:p>
          </table:table-cell>
          <table:table-cell office:value-type="float" office:value="3083.6" calcext:value-type="float">
            <text:p>3083.6</text:p>
          </table:table-cell>
          <table:table-cell office:value-type="float" office:value="3091.9" calcext:value-type="float">
            <text:p>3091.9</text:p>
          </table:table-cell>
          <table:table-cell office:value-type="string" calcext:value-type="string">
            <text:p>F</text:p>
          </table:table-cell>
          <table:table-cell office:value-type="float" office:value="1970" calcext:value-type="float">
            <text:p>197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8-GM2109479-TWE-M-EGG4_markdup.bam</text:p>
          </table:table-cell>
          <table:table-cell office:value-type="float" office:value="3010.16666666667" calcext:value-type="float">
            <text:p>3010.16666666667</text:p>
          </table:table-cell>
          <table:table-cell office:value-type="float" office:value="2913.4" calcext:value-type="float">
            <text:p>2913.4</text:p>
          </table:table-cell>
          <table:table-cell office:value-type="float" office:value="3071.2" calcext:value-type="float">
            <text:p>3071.2</text:p>
          </table:table-cell>
          <table:table-cell office:value-type="string" calcext:value-type="string">
            <text:p>M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49-gm2109770-TWE-M-EGG4_markdup.bam</text:p>
          </table:table-cell>
          <table:table-cell office:value-type="float" office:value="7305.9" calcext:value-type="float">
            <text:p>7305.9</text:p>
          </table:table-cell>
          <table:table-cell office:value-type="float" office:value="7170.8" calcext:value-type="float">
            <text:p>7170.8</text:p>
          </table:table-cell>
          <table:table-cell office:value-type="float" office:value="7402.1" calcext:value-type="float">
            <text:p>7402.1</text:p>
          </table:table-cell>
          <table:table-cell office:value-type="string" calcext:value-type="string">
            <text:p>M</text:p>
          </table:table-cell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54-GM2110304-TWE-F-EGG4_markdup.bam</text:p>
          </table:table-cell>
          <table:table-cell office:value-type="float" office:value="4008.03333333333" calcext:value-type="float">
            <text:p>4008.03333333333</text:p>
          </table:table-cell>
          <table:table-cell office:value-type="float" office:value="3968.6" calcext:value-type="float">
            <text:p>3968.6</text:p>
          </table:table-cell>
          <table:table-cell office:value-type="float" office:value="4047.3" calcext:value-type="float">
            <text:p>4047.3</text:p>
          </table:table-cell>
          <table:table-cell office:value-type="string" calcext:value-type="string">
            <text:p>F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45-GM2110580-TWE-F-EGG4_markdup.bam</text:p>
          </table:table-cell>
          <table:table-cell office:value-type="float" office:value="8676.26666666667" calcext:value-type="float">
            <text:p>8676.26666666667</text:p>
          </table:table-cell>
          <table:table-cell office:value-type="float" office:value="8664.1" calcext:value-type="float">
            <text:p>8664.1</text:p>
          </table:table-cell>
          <table:table-cell office:value-type="float" office:value="8684" calcext:value-type="float">
            <text:p>8684</text:p>
          </table:table-cell>
          <table:table-cell office:value-type="string" calcext:value-type="string">
            <text:p>F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243-GM211536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62-GM2117487-TWE-M-EGG4_markdup.bam</text:p>
          </table:table-cell>
          <table:table-cell office:value-type="float" office:value="3999.9" calcext:value-type="float">
            <text:p>3999.9</text:p>
          </table:table-cell>
          <table:table-cell office:value-type="float" office:value="3916.7" calcext:value-type="float">
            <text:p>3916.7</text:p>
          </table:table-cell>
          <table:table-cell office:value-type="float" office:value="4076.3" calcext:value-type="float">
            <text:p>4076.3</text:p>
          </table:table-cell>
          <table:table-cell office:value-type="string" calcext:value-type="string">
            <text:p>M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63-GM211748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516-GM211848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517-GM2108141-TWE-M-EGG4_markdup.bam</text:p>
          </table:table-cell>
          <table:table-cell office:value-type="float" office:value="3261.76666666667" calcext:value-type="float">
            <text:p>3261.76666666667</text:p>
          </table:table-cell>
          <table:table-cell office:value-type="float" office:value="3196.7" calcext:value-type="float">
            <text:p>3196.7</text:p>
          </table:table-cell>
          <table:table-cell office:value-type="float" office:value="3313.6" calcext:value-type="float">
            <text:p>3313.6</text:p>
          </table:table-cell>
          <table:table-cell office:value-type="string" calcext:value-type="string">
            <text:p>M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518-GM2111083-TWE-M-EGG4_markdup.bam</text:p>
          </table:table-cell>
          <table:table-cell office:value-type="float" office:value="1753.16666666667" calcext:value-type="float">
            <text:p>1753.16666666667</text:p>
          </table:table-cell>
          <table:table-cell office:value-type="float" office:value="1700.3" calcext:value-type="float">
            <text:p>1700.3</text:p>
          </table:table-cell>
          <table:table-cell office:value-type="float" office:value="1780.5" calcext:value-type="float">
            <text:p>1780.5</text:p>
          </table:table-cell>
          <table:table-cell office:value-type="string" calcext:value-type="string">
            <text:p>M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529-GM2118381-TWE-F-EGG4_markdup.bam</text:p>
          </table:table-cell>
          <table:table-cell office:value-type="float" office:value="1909.8" calcext:value-type="float">
            <text:p>1909.8</text:p>
          </table:table-cell>
          <table:table-cell office:value-type="float" office:value="1862.9" calcext:value-type="float">
            <text:p>1862.9</text:p>
          </table:table-cell>
          <table:table-cell office:value-type="float" office:value="1984.8" calcext:value-type="float">
            <text:p>1984.8</text:p>
          </table:table-cell>
          <table:table-cell office:value-type="string" calcext:value-type="string">
            <text:p>F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537-GM2118073-TWE-F-EGG4_markdup.bam</text:p>
          </table:table-cell>
          <table:table-cell office:value-type="float" office:value="7713.93333333333" calcext:value-type="float">
            <text:p>7713.93333333333</text:p>
          </table:table-cell>
          <table:table-cell office:value-type="float" office:value="7637.9" calcext:value-type="float">
            <text:p>7637.9</text:p>
          </table:table-cell>
          <table:table-cell office:value-type="float" office:value="7864.9" calcext:value-type="float">
            <text:p>7864.9</text:p>
          </table:table-cell>
          <table:table-cell office:value-type="string" calcext:value-type="string">
            <text:p>F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598-GM2119186-TWE-M-EGG4_markdup.bam</text:p>
          </table:table-cell>
          <table:table-cell office:value-type="float" office:value="1796.2" calcext:value-type="float">
            <text:p>1796.2</text:p>
          </table:table-cell>
          <table:table-cell office:value-type="float" office:value="1765.6" calcext:value-type="float">
            <text:p>1765.6</text:p>
          </table:table-cell>
          <table:table-cell office:value-type="float" office:value="1831.8" calcext:value-type="float">
            <text:p>1831.8</text:p>
          </table:table-cell>
          <table:table-cell office:value-type="string" calcext:value-type="string">
            <text:p>M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608-GM211914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609-GM2118080-TWE-F-EGG4_markdup.bam</text:p>
          </table:table-cell>
          <table:table-cell office:value-type="float" office:value="18948.0666666667" calcext:value-type="float">
            <text:p>18948.0666666667</text:p>
          </table:table-cell>
          <table:table-cell office:value-type="float" office:value="18887" calcext:value-type="float">
            <text:p>18887</text:p>
          </table:table-cell>
          <table:table-cell office:value-type="float" office:value="18985.9" calcext:value-type="float">
            <text:p>18985.9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84-GM2109267-TWE-M-EGG4_markdup.bam</text:p>
          </table:table-cell>
          <table:table-cell office:value-type="float" office:value="3523.66666666667" calcext:value-type="float">
            <text:p>3523.66666666667</text:p>
          </table:table-cell>
          <table:table-cell office:value-type="float" office:value="3155.8" calcext:value-type="float">
            <text:p>3155.8</text:p>
          </table:table-cell>
          <table:table-cell office:value-type="float" office:value="3710.8" calcext:value-type="float">
            <text:p>3710.8</text:p>
          </table:table-cell>
          <table:table-cell office:value-type="string" calcext:value-type="string">
            <text:p>M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85-GM2109033-TWE-F-EGG4_markdup.bam</text:p>
          </table:table-cell>
          <table:table-cell office:value-type="float" office:value="5124.73333333333" calcext:value-type="float">
            <text:p>5124.73333333333</text:p>
          </table:table-cell>
          <table:table-cell office:value-type="float" office:value="4988.5" calcext:value-type="float">
            <text:p>4988.5</text:p>
          </table:table-cell>
          <table:table-cell office:value-type="float" office:value="5231.9" calcext:value-type="float">
            <text:p>5231.9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89-GM2100533-TWE-M-EGG4_markdup.bam</text:p>
          </table:table-cell>
          <table:table-cell office:value-type="float" office:value="13760.5" calcext:value-type="float">
            <text:p>13760.5</text:p>
          </table:table-cell>
          <table:table-cell office:value-type="float" office:value="11993.1" calcext:value-type="float">
            <text:p>11993.1</text:p>
          </table:table-cell>
          <table:table-cell office:value-type="float" office:value="14738.4" calcext:value-type="float">
            <text:p>14738.4</text:p>
          </table:table-cell>
          <table:table-cell office:value-type="string" calcext:value-type="string">
            <text:p>M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8-GM2109363-TWE-F-EGG4_markdup.bam</text:p>
          </table:table-cell>
          <table:table-cell office:value-type="float" office:value="6053.43333333333" calcext:value-type="float">
            <text:p>6053.43333333333</text:p>
          </table:table-cell>
          <table:table-cell office:value-type="float" office:value="5810.7" calcext:value-type="float">
            <text:p>5810.7</text:p>
          </table:table-cell>
          <table:table-cell office:value-type="float" office:value="6325.9" calcext:value-type="float">
            <text:p>6325.9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9-GM2109362-TWE-M-EGG4_markdup.bam</text:p>
          </table:table-cell>
          <table:table-cell office:value-type="float" office:value="2981.9" calcext:value-type="float">
            <text:p>2981.9</text:p>
          </table:table-cell>
          <table:table-cell office:value-type="float" office:value="2911.5" calcext:value-type="float">
            <text:p>2911.5</text:p>
          </table:table-cell>
          <table:table-cell office:value-type="float" office:value="3073.8" calcext:value-type="float">
            <text:p>3073.8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00-GM2109050-TWE-F-EGG4_markdup.bam</text:p>
          </table:table-cell>
          <table:table-cell office:value-type="float" office:value="1614.3" calcext:value-type="float">
            <text:p>1614.3</text:p>
          </table:table-cell>
          <table:table-cell office:value-type="float" office:value="1520.9" calcext:value-type="float">
            <text:p>1520.9</text:p>
          </table:table-cell>
          <table:table-cell office:value-type="float" office:value="1701.4" calcext:value-type="float">
            <text:p>1701.4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0-gm2109742-TWE-F-EGG4_markdup.bam</text:p>
          </table:table-cell>
          <table:table-cell office:value-type="float" office:value="1984.2" calcext:value-type="float">
            <text:p>1984.2</text:p>
          </table:table-cell>
          <table:table-cell office:value-type="float" office:value="1978.3" calcext:value-type="float">
            <text:p>1978.3</text:p>
          </table:table-cell>
          <table:table-cell office:value-type="float" office:value="1994.6" calcext:value-type="float">
            <text:p>1994.6</text:p>
          </table:table-cell>
          <table:table-cell office:value-type="string" calcext:value-type="string">
            <text:p>F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1-GM210976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2-GM210981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4-GM210981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5-GM2109834-TWE-F-EGG4_markdup.bam</text:p>
          </table:table-cell>
          <table:table-cell office:value-type="float" office:value="3487.73333333333" calcext:value-type="float">
            <text:p>3487.73333333333</text:p>
          </table:table-cell>
          <table:table-cell office:value-type="float" office:value="3443.1" calcext:value-type="float">
            <text:p>3443.1</text:p>
          </table:table-cell>
          <table:table-cell office:value-type="float" office:value="3552.9" calcext:value-type="float">
            <text:p>3552.9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6-GM2109852-TWE-M-EGG4_markdup.bam</text:p>
          </table:table-cell>
          <table:table-cell office:value-type="float" office:value="2575.53333333333" calcext:value-type="float">
            <text:p>2575.53333333333</text:p>
          </table:table-cell>
          <table:table-cell office:value-type="float" office:value="2409.9" calcext:value-type="float">
            <text:p>2409.9</text:p>
          </table:table-cell>
          <table:table-cell office:value-type="float" office:value="2683.9" calcext:value-type="float">
            <text:p>2683.9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7-GM2109843-TWE-F-EGG4_markdup.bam</text:p>
          </table:table-cell>
          <table:table-cell office:value-type="float" office:value="1902.3" calcext:value-type="float">
            <text:p>1902.3</text:p>
          </table:table-cell>
          <table:table-cell office:value-type="float" office:value="1816.4" calcext:value-type="float">
            <text:p>1816.4</text:p>
          </table:table-cell>
          <table:table-cell office:value-type="float" office:value="2014.8" calcext:value-type="float">
            <text:p>2014.8</text:p>
          </table:table-cell>
          <table:table-cell office:value-type="string" calcext:value-type="string">
            <text:p>F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58-GM2109833-TWE-F-EGG4_markdup.bam</text:p>
          </table:table-cell>
          <table:table-cell office:value-type="float" office:value="1680.1" calcext:value-type="float">
            <text:p>1680.1</text:p>
          </table:table-cell>
          <table:table-cell office:value-type="float" office:value="1538.7" calcext:value-type="float">
            <text:p>1538.7</text:p>
          </table:table-cell>
          <table:table-cell office:value-type="float" office:value="1792.9" calcext:value-type="float">
            <text:p>1792.9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61-GM2109830-TWE-F-EGG4_markdup.bam</text:p>
          </table:table-cell>
          <table:table-cell office:value-type="float" office:value="1522.56666666667" calcext:value-type="float">
            <text:p>1522.56666666667</text:p>
          </table:table-cell>
          <table:table-cell office:value-type="float" office:value="1481.2" calcext:value-type="float">
            <text:p>1481.2</text:p>
          </table:table-cell>
          <table:table-cell office:value-type="float" office:value="1572.1" calcext:value-type="float">
            <text:p>1572.1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62-GM2109842-TWE-M-EGG4_markdup.bam</text:p>
          </table:table-cell>
          <table:table-cell office:value-type="float" office:value="15522.6666666667" calcext:value-type="float">
            <text:p>15522.6666666667</text:p>
          </table:table-cell>
          <table:table-cell office:value-type="float" office:value="12837.9" calcext:value-type="float">
            <text:p>12837.9</text:p>
          </table:table-cell>
          <table:table-cell office:value-type="float" office:value="16962.2" calcext:value-type="float">
            <text:p>16962.2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63-GM2109835-TWE-F-EGG4_markdup.bam</text:p>
          </table:table-cell>
          <table:table-cell office:value-type="float" office:value="3422.6" calcext:value-type="float">
            <text:p>3422.6</text:p>
          </table:table-cell>
          <table:table-cell office:value-type="float" office:value="3308.8" calcext:value-type="float">
            <text:p>3308.8</text:p>
          </table:table-cell>
          <table:table-cell office:value-type="float" office:value="3500.9" calcext:value-type="float">
            <text:p>3500.9</text:p>
          </table:table-cell>
          <table:table-cell office:value-type="string" calcext:value-type="string">
            <text:p>F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69-GM2109741-TWE-M-EGG4_markdup.bam</text:p>
          </table:table-cell>
          <table:table-cell office:value-type="float" office:value="3317.86666666667" calcext:value-type="float">
            <text:p>3317.86666666667</text:p>
          </table:table-cell>
          <table:table-cell office:value-type="float" office:value="3268.2" calcext:value-type="float">
            <text:p>3268.2</text:p>
          </table:table-cell>
          <table:table-cell office:value-type="float" office:value="3365.2" calcext:value-type="float">
            <text:p>3365.2</text:p>
          </table:table-cell>
          <table:table-cell office:value-type="string" calcext:value-type="string">
            <text:p>M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97-GM2109827-TWE-F-EGG4_markdup.bam</text:p>
          </table:table-cell>
          <table:table-cell office:value-type="float" office:value="2090.73333333333" calcext:value-type="float">
            <text:p>2090.73333333333</text:p>
          </table:table-cell>
          <table:table-cell office:value-type="float" office:value="1932.3" calcext:value-type="float">
            <text:p>1932.3</text:p>
          </table:table-cell>
          <table:table-cell office:value-type="float" office:value="2224.8" calcext:value-type="float">
            <text:p>2224.8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07-GM2109731-TWE-M-EGG4_markdup.bam</text:p>
          </table:table-cell>
          <table:table-cell office:value-type="float" office:value="2643.13333333333" calcext:value-type="float">
            <text:p>2643.13333333333</text:p>
          </table:table-cell>
          <table:table-cell office:value-type="float" office:value="2524.9" calcext:value-type="float">
            <text:p>2524.9</text:p>
          </table:table-cell>
          <table:table-cell office:value-type="float" office:value="2868.9" calcext:value-type="float">
            <text:p>2868.9</text:p>
          </table:table-cell>
          <table:table-cell office:value-type="string" calcext:value-type="string">
            <text:p>M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1-GM2110059-TWE-M-EGG4_markdup.bam</text:p>
          </table:table-cell>
          <table:table-cell office:value-type="float" office:value="5769.63333333333" calcext:value-type="float">
            <text:p>5769.63333333333</text:p>
          </table:table-cell>
          <table:table-cell office:value-type="float" office:value="5235.5" calcext:value-type="float">
            <text:p>5235.5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5-GM2110040-TWE-M-EGG4_markdup.bam</text:p>
          </table:table-cell>
          <table:table-cell office:value-type="float" office:value="1964.2" calcext:value-type="float">
            <text:p>1964.2</text:p>
          </table:table-cell>
          <table:table-cell office:value-type="float" office:value="1940.3" calcext:value-type="float">
            <text:p>1940.3</text:p>
          </table:table-cell>
          <table:table-cell office:value-type="float" office:value="2002.4" calcext:value-type="float">
            <text:p>2002.4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6-GM211004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55-GM2109785-TWE-M-EGG4_markdup.bam</text:p>
          </table:table-cell>
          <table:table-cell office:value-type="float" office:value="2080.36666666667" calcext:value-type="float">
            <text:p>2080.36666666667</text:p>
          </table:table-cell>
          <table:table-cell office:value-type="float" office:value="1655.4" calcext:value-type="float">
            <text:p>1655.4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M</text:p>
          </table:table-cell>
          <table:table-cell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9-GM211006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0-GM2110060-TWE-F-EGG4_markdup.bam</text:p>
          </table:table-cell>
          <table:table-cell office:value-type="float" office:value="3174.8" calcext:value-type="float">
            <text:p>3174.8</text:p>
          </table:table-cell>
          <table:table-cell office:value-type="float" office:value="3074.4" calcext:value-type="float">
            <text:p>3074.4</text:p>
          </table:table-cell>
          <table:table-cell office:value-type="float" office:value="3285.9" calcext:value-type="float">
            <text:p>3285.9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4-GM2109638-TWE-F-EGG4_markdup.bam</text:p>
          </table:table-cell>
          <table:table-cell office:value-type="float" office:value="2261.4" calcext:value-type="float">
            <text:p>2261.4</text:p>
          </table:table-cell>
          <table:table-cell office:value-type="float" office:value="2176.9" calcext:value-type="float">
            <text:p>2176.9</text:p>
          </table:table-cell>
          <table:table-cell office:value-type="float" office:value="2387.8" calcext:value-type="float">
            <text:p>2387.8</text:p>
          </table:table-cell>
          <table:table-cell office:value-type="string" calcext:value-type="string">
            <text:p>F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0-GM2108685-TWE-F-EGG4_markdup.bam</text:p>
          </table:table-cell>
          <table:table-cell office:value-type="float" office:value="3014.1" calcext:value-type="float">
            <text:p>3014.1</text:p>
          </table:table-cell>
          <table:table-cell office:value-type="float" office:value="2893.9" calcext:value-type="float">
            <text:p>2893.9</text:p>
          </table:table-cell>
          <table:table-cell office:value-type="float" office:value="3113.2" calcext:value-type="float">
            <text:p>3113.2</text:p>
          </table:table-cell>
          <table:table-cell office:value-type="string" calcext:value-type="string">
            <text:p>F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48-GM211035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996-GM2113330-TWE-M-EGG4_markdup.bam</text:p>
          </table:table-cell>
          <table:table-cell office:value-type="float" office:value="2786" calcext:value-type="float">
            <text:p>2786</text:p>
          </table:table-cell>
          <table:table-cell office:value-type="float" office:value="2710" calcext:value-type="float">
            <text:p>2710</text:p>
          </table:table-cell>
          <table:table-cell office:value-type="float" office:value="2933.1" calcext:value-type="float">
            <text:p>2933.1</text:p>
          </table:table-cell>
          <table:table-cell office:value-type="string" calcext:value-type="string">
            <text:p>M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64-GM2109544-TWE-M-EGG4_markdup.bam</text:p>
          </table:table-cell>
          <table:table-cell office:value-type="float" office:value="28355.3" calcext:value-type="float">
            <text:p>28355.3</text:p>
          </table:table-cell>
          <table:table-cell office:value-type="float" office:value="27096.9" calcext:value-type="float">
            <text:p>27096.9</text:p>
          </table:table-cell>
          <table:table-cell office:value-type="float" office:value="29271.7" calcext:value-type="float">
            <text:p>29271.7</text:p>
          </table:table-cell>
          <table:table-cell office:value-type="string" calcext:value-type="string">
            <text:p>M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98-GM2105054-TWE-M-EGG4_markdup.bam</text:p>
          </table:table-cell>
          <table:table-cell office:value-type="float" office:value="10720.5666666667" calcext:value-type="float">
            <text:p>10720.5666666667</text:p>
          </table:table-cell>
          <table:table-cell office:value-type="float" office:value="10590" calcext:value-type="float">
            <text:p>10590</text:p>
          </table:table-cell>
          <table:table-cell office:value-type="float" office:value="10802.8" calcext:value-type="float">
            <text:p>10802.8</text:p>
          </table:table-cell>
          <table:table-cell office:value-type="string" calcext:value-type="string">
            <text:p>M</text:p>
          </table:table-cell>
          <table:table-cell office:value-type="float" office:value="1989" calcext:value-type="float">
            <text:p>198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99-GM2109858-TWE-F-EGG4_markdup.bam</text:p>
          </table:table-cell>
          <table:table-cell office:value-type="float" office:value="4125" calcext:value-type="float">
            <text:p>4125</text:p>
          </table:table-cell>
          <table:table-cell office:value-type="float" office:value="4058.8" calcext:value-type="float">
            <text:p>4058.8</text:p>
          </table:table-cell>
          <table:table-cell office:value-type="float" office:value="4166.2" calcext:value-type="float">
            <text:p>4166.2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05-GM2105231-TWE-M-EGG4_markdup.bam</text:p>
          </table:table-cell>
          <table:table-cell office:value-type="float" office:value="1588.43333333333" calcext:value-type="float">
            <text:p>1588.43333333333</text:p>
          </table:table-cell>
          <table:table-cell office:value-type="float" office:value="1532.1" calcext:value-type="float">
            <text:p>1532.1</text:p>
          </table:table-cell>
          <table:table-cell office:value-type="float" office:value="1641.7" calcext:value-type="float">
            <text:p>1641.7</text:p>
          </table:table-cell>
          <table:table-cell office:value-type="string" calcext:value-type="string">
            <text:p>M</text:p>
          </table:table-cell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06-GM2110025-TWE-F-EGG4_markdup.bam</text:p>
          </table:table-cell>
          <table:table-cell office:value-type="float" office:value="2545.76666666667" calcext:value-type="float">
            <text:p>2545.76666666667</text:p>
          </table:table-cell>
          <table:table-cell office:value-type="float" office:value="2454.1" calcext:value-type="float">
            <text:p>2454.1</text:p>
          </table:table-cell>
          <table:table-cell office:value-type="float" office:value="2662.8" calcext:value-type="float">
            <text:p>2662.8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08-GM2109989-TWE-F-EGG4_markdup.bam</text:p>
          </table:table-cell>
          <table:table-cell office:value-type="float" office:value="22053.2" calcext:value-type="float">
            <text:p>22053.2</text:p>
          </table:table-cell>
          <table:table-cell office:value-type="float" office:value="19356.4" calcext:value-type="float">
            <text:p>19356.4</text:p>
          </table:table-cell>
          <table:table-cell office:value-type="float" office:value="26899.4" calcext:value-type="float">
            <text:p>26899.4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2-GM2110049-TWE-F-EGG4_markdup.bam</text:p>
          </table:table-cell>
          <table:table-cell office:value-type="float" office:value="23062.7333333333" calcext:value-type="float">
            <text:p>23062.7333333333</text:p>
          </table:table-cell>
          <table:table-cell office:value-type="float" office:value="22569.1" calcext:value-type="float">
            <text:p>22569.1</text:p>
          </table:table-cell>
          <table:table-cell office:value-type="float" office:value="23312.5" calcext:value-type="float">
            <text:p>23312.5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3-GM2110043-TWE-M-EGG4_markdup.bam</text:p>
          </table:table-cell>
          <table:table-cell office:value-type="float" office:value="2735.13333333333" calcext:value-type="float">
            <text:p>2735.13333333333</text:p>
          </table:table-cell>
          <table:table-cell office:value-type="float" office:value="2594.8" calcext:value-type="float">
            <text:p>2594.8</text:p>
          </table:table-cell>
          <table:table-cell office:value-type="float" office:value="2818.4" calcext:value-type="float">
            <text:p>2818.4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4-GM2110051-TWE-M-EGG4_markdup.bam</text:p>
          </table:table-cell>
          <table:table-cell office:value-type="float" office:value="8728.13333333333" calcext:value-type="float">
            <text:p>8728.13333333333</text:p>
          </table:table-cell>
          <table:table-cell office:value-type="float" office:value="8578.5" calcext:value-type="float">
            <text:p>8578.5</text:p>
          </table:table-cell>
          <table:table-cell office:value-type="float" office:value="8856" calcext:value-type="float">
            <text:p>8856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8-GM2110048-TWE-F-EGG4_markdup.bam</text:p>
          </table:table-cell>
          <table:table-cell office:value-type="float" office:value="2722.26666666667" calcext:value-type="float">
            <text:p>2722.26666666667</text:p>
          </table:table-cell>
          <table:table-cell office:value-type="float" office:value="2653.6" calcext:value-type="float">
            <text:p>2653.6</text:p>
          </table:table-cell>
          <table:table-cell office:value-type="float" office:value="2791.5" calcext:value-type="float">
            <text:p>2791.5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56-GM2110072-TWE-F-EGG4_markdup.bam</text:p>
          </table:table-cell>
          <table:table-cell office:value-type="float" office:value="4151.56666666667" calcext:value-type="float">
            <text:p>4151.56666666667</text:p>
          </table:table-cell>
          <table:table-cell office:value-type="float" office:value="4050" calcext:value-type="float">
            <text:p>4050</text:p>
          </table:table-cell>
          <table:table-cell office:value-type="float" office:value="4232.9" calcext:value-type="float">
            <text:p>4232.9</text:p>
          </table:table-cell>
          <table:table-cell office:value-type="string" calcext:value-type="string">
            <text:p>F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57-GM2110209-TWE-M-EGG4_markdup.bam</text:p>
          </table:table-cell>
          <table:table-cell office:value-type="float" office:value="9285.86666666667" calcext:value-type="float">
            <text:p>9285.86666666667</text:p>
          </table:table-cell>
          <table:table-cell office:value-type="float" office:value="9173.8" calcext:value-type="float">
            <text:p>9173.8</text:p>
          </table:table-cell>
          <table:table-cell office:value-type="float" office:value="9395.3" calcext:value-type="float">
            <text:p>9395.3</text:p>
          </table:table-cell>
          <table:table-cell office:value-type="string" calcext:value-type="string">
            <text:p>M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58-GM2110446-TWE-M-EGG4_markdup.bam</text:p>
          </table:table-cell>
          <table:table-cell office:value-type="float" office:value="5111.4" calcext:value-type="float">
            <text:p>5111.4</text:p>
          </table:table-cell>
          <table:table-cell office:value-type="float" office:value="4936.7" calcext:value-type="float">
            <text:p>4936.7</text:p>
          </table:table-cell>
          <table:table-cell office:value-type="float" office:value="5214.4" calcext:value-type="float">
            <text:p>5214.4</text:p>
          </table:table-cell>
          <table:table-cell office:value-type="string" calcext:value-type="string">
            <text:p>M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59-GM2110303-TWE-F-EGG4_markdup.bam</text:p>
          </table:table-cell>
          <table:table-cell office:value-type="float" office:value="4180.63333333333" calcext:value-type="float">
            <text:p>4180.63333333333</text:p>
          </table:table-cell>
          <table:table-cell office:value-type="float" office:value="4157.5" calcext:value-type="float">
            <text:p>4157.5</text:p>
          </table:table-cell>
          <table:table-cell office:value-type="float" office:value="4193.1" calcext:value-type="float">
            <text:p>4193.1</text:p>
          </table:table-cell>
          <table:table-cell office:value-type="string" calcext:value-type="string">
            <text:p>F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0-GM2110006-TWE-F-EGG4_markdup.bam</text:p>
          </table:table-cell>
          <table:table-cell office:value-type="float" office:value="2417.1" calcext:value-type="float">
            <text:p>2417.1</text:p>
          </table:table-cell>
          <table:table-cell office:value-type="float" office:value="2288.2" calcext:value-type="float">
            <text:p>2288.2</text:p>
          </table:table-cell>
          <table:table-cell office:value-type="float" office:value="2512.9" calcext:value-type="float">
            <text:p>2512.9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1-GM2110381-TWE-F-EGG4_markdup.bam</text:p>
          </table:table-cell>
          <table:table-cell office:value-type="float" office:value="2011.46666666667" calcext:value-type="float">
            <text:p>2011.46666666667</text:p>
          </table:table-cell>
          <table:table-cell office:value-type="float" office:value="1862.8" calcext:value-type="float">
            <text:p>1862.8</text:p>
          </table:table-cell>
          <table:table-cell office:value-type="float" office:value="2218.3" calcext:value-type="float">
            <text:p>2218.3</text:p>
          </table:table-cell>
          <table:table-cell office:value-type="string" calcext:value-type="string">
            <text:p>F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8-GM2110041-TWE-M-EGG4_markdup.bam</text:p>
          </table:table-cell>
          <table:table-cell office:value-type="float" office:value="2183.96666666667" calcext:value-type="float">
            <text:p>2183.96666666667</text:p>
          </table:table-cell>
          <table:table-cell office:value-type="float" office:value="2107.1" calcext:value-type="float">
            <text:p>2107.1</text:p>
          </table:table-cell>
          <table:table-cell office:value-type="float" office:value="2271.1" calcext:value-type="float">
            <text:p>2271.1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1-GM2110079-TWE-M-EGG4_markdup.bam</text:p>
          </table:table-cell>
          <table:table-cell office:value-type="float" office:value="5560.16666666667" calcext:value-type="float">
            <text:p>5560.16666666667</text:p>
          </table:table-cell>
          <table:table-cell office:value-type="float" office:value="5459.7" calcext:value-type="float">
            <text:p>5459.7</text:p>
          </table:table-cell>
          <table:table-cell office:value-type="float" office:value="5676.6" calcext:value-type="float">
            <text:p>5676.6</text:p>
          </table:table-cell>
          <table:table-cell office:value-type="string" calcext:value-type="string">
            <text:p>M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2-GM211005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3-GM2110268-TWE-M-EGG4_markdup.bam</text:p>
          </table:table-cell>
          <table:table-cell office:value-type="float" office:value="3018.06666666667" calcext:value-type="float">
            <text:p>3018.06666666667</text:p>
          </table:table-cell>
          <table:table-cell office:value-type="float" office:value="2991.1" calcext:value-type="float">
            <text:p>2991.1</text:p>
          </table:table-cell>
          <table:table-cell office:value-type="float" office:value="3048.6" calcext:value-type="float">
            <text:p>3048.6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5-GM2110270-TWE-M-EGG4_markdup.bam</text:p>
          </table:table-cell>
          <table:table-cell office:value-type="float" office:value="4219.6" calcext:value-type="float">
            <text:p>4219.6</text:p>
          </table:table-cell>
          <table:table-cell office:value-type="float" office:value="4178.6" calcext:value-type="float">
            <text:p>4178.6</text:p>
          </table:table-cell>
          <table:table-cell office:value-type="float" office:value="4263.8" calcext:value-type="float">
            <text:p>4263.8</text:p>
          </table:table-cell>
          <table:table-cell office:value-type="string" calcext:value-type="string">
            <text:p>M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6-GM2110275-TWE-M-EGG4_markdup.bam</text:p>
          </table:table-cell>
          <table:table-cell office:value-type="float" office:value="5496.96666666667" calcext:value-type="float">
            <text:p>5496.96666666667</text:p>
          </table:table-cell>
          <table:table-cell office:value-type="float" office:value="5371.3" calcext:value-type="float">
            <text:p>5371.3</text:p>
          </table:table-cell>
          <table:table-cell office:value-type="float" office:value="5700.5" calcext:value-type="float">
            <text:p>5700.5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7-GM2110299-TWE-F-EGG4_markdup.bam</text:p>
          </table:table-cell>
          <table:table-cell office:value-type="float" office:value="10616.5666666667" calcext:value-type="float">
            <text:p>10616.5666666667</text:p>
          </table:table-cell>
          <table:table-cell office:value-type="float" office:value="10556.8" calcext:value-type="float">
            <text:p>10556.8</text:p>
          </table:table-cell>
          <table:table-cell office:value-type="float" office:value="10697.9" calcext:value-type="float">
            <text:p>10697.9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8-GM2110416-TWE-M-EGG4_markdup.bam</text:p>
          </table:table-cell>
          <table:table-cell office:value-type="float" office:value="3462.63333333333" calcext:value-type="float">
            <text:p>3462.63333333333</text:p>
          </table:table-cell>
          <table:table-cell office:value-type="float" office:value="3304.1" calcext:value-type="float">
            <text:p>3304.1</text:p>
          </table:table-cell>
          <table:table-cell office:value-type="float" office:value="3660.9" calcext:value-type="float">
            <text:p>3660.9</text:p>
          </table:table-cell>
          <table:table-cell office:value-type="string" calcext:value-type="string">
            <text:p>M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9-GM2110300-TWE-F-EGG4_markdup.bam</text:p>
          </table:table-cell>
          <table:table-cell office:value-type="float" office:value="2538.86666666667" calcext:value-type="float">
            <text:p>2538.86666666667</text:p>
          </table:table-cell>
          <table:table-cell office:value-type="float" office:value="2335" calcext:value-type="float">
            <text:p>2335</text:p>
          </table:table-cell>
          <table:table-cell office:value-type="float" office:value="2644.6" calcext:value-type="float">
            <text:p>2644.6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0-GM2110140-TWE-F-EGG4_markdup.bam</text:p>
          </table:table-cell>
          <table:table-cell office:value-type="float" office:value="2967.06666666667" calcext:value-type="float">
            <text:p>2967.06666666667</text:p>
          </table:table-cell>
          <table:table-cell office:value-type="float" office:value="2891.1" calcext:value-type="float">
            <text:p>2891.1</text:p>
          </table:table-cell>
          <table:table-cell office:value-type="float" office:value="3047.6" calcext:value-type="float">
            <text:p>3047.6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1-GM2110083-TWE-F-EGG4_markdup.bam</text:p>
          </table:table-cell>
          <table:table-cell office:value-type="float" office:value="19134.9333333333" calcext:value-type="float">
            <text:p>19134.9333333333</text:p>
          </table:table-cell>
          <table:table-cell office:value-type="float" office:value="18670.1" calcext:value-type="float">
            <text:p>18670.1</text:p>
          </table:table-cell>
          <table:table-cell office:value-type="float" office:value="19402.2" calcext:value-type="float">
            <text:p>19402.2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2-GM2110117-TWE-F-EGG4_markdup.bam</text:p>
          </table:table-cell>
          <table:table-cell office:value-type="float" office:value="2483.36666666667" calcext:value-type="float">
            <text:p>2483.36666666667</text:p>
          </table:table-cell>
          <table:table-cell office:value-type="float" office:value="2289.7" calcext:value-type="float">
            <text:p>2289.7</text:p>
          </table:table-cell>
          <table:table-cell office:value-type="float" office:value="2625.6" calcext:value-type="float">
            <text:p>2625.6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3-GM2110305-TWE-M-EGG4_markdup.bam</text:p>
          </table:table-cell>
          <table:table-cell office:value-type="float" office:value="4972.46666666667" calcext:value-type="float">
            <text:p>4972.46666666667</text:p>
          </table:table-cell>
          <table:table-cell office:value-type="float" office:value="4890" calcext:value-type="float">
            <text:p>4890</text:p>
          </table:table-cell>
          <table:table-cell office:value-type="float" office:value="5054.9" calcext:value-type="float">
            <text:p>5054.9</text:p>
          </table:table-cell>
          <table:table-cell office:value-type="string" calcext:value-type="string">
            <text:p>M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4-GM2110062-TWE-F-EGG4_markdup.bam</text:p>
          </table:table-cell>
          <table:table-cell office:value-type="float" office:value="1687" calcext:value-type="float">
            <text:p>1687</text:p>
          </table:table-cell>
          <table:table-cell office:value-type="float" office:value="1538.6" calcext:value-type="float">
            <text:p>1538.6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7-GM2110301-TWE-M-EGG4_markdup.bam</text:p>
          </table:table-cell>
          <table:table-cell office:value-type="float" office:value="2146.3" calcext:value-type="float">
            <text:p>2146.3</text:p>
          </table:table-cell>
          <table:table-cell office:value-type="float" office:value="2050.8" calcext:value-type="float">
            <text:p>2050.8</text:p>
          </table:table-cell>
          <table:table-cell office:value-type="float" office:value="2215.4" calcext:value-type="float">
            <text:p>2215.4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95-gm2110456-TWE-M-EGG4_markdup.bam</text:p>
          </table:table-cell>
          <table:table-cell office:value-type="float" office:value="3640.1" calcext:value-type="float">
            <text:p>3640.1</text:p>
          </table:table-cell>
          <table:table-cell office:value-type="float" office:value="3547.8" calcext:value-type="float">
            <text:p>3547.8</text:p>
          </table:table-cell>
          <table:table-cell office:value-type="float" office:value="3758.7" calcext:value-type="float">
            <text:p>3758.7</text:p>
          </table:table-cell>
          <table:table-cell office:value-type="string" calcext:value-type="string">
            <text:p>M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96-GM2110457-TWE-M-EGG4_markdup.bam</text:p>
          </table:table-cell>
          <table:table-cell office:value-type="float" office:value="1814.06666666667" calcext:value-type="float">
            <text:p>1814.06666666667</text:p>
          </table:table-cell>
          <table:table-cell office:value-type="float" office:value="1634.3" calcext:value-type="float">
            <text:p>1634.3</text:p>
          </table:table-cell>
          <table:table-cell office:value-type="float" office:value="1908.1" calcext:value-type="float">
            <text:p>1908.1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97-GM2110074-TWE-M-EGG4_markdup.bam</text:p>
          </table:table-cell>
          <table:table-cell office:value-type="float" office:value="3551.86666666667" calcext:value-type="float">
            <text:p>3551.86666666667</text:p>
          </table:table-cell>
          <table:table-cell office:value-type="float" office:value="3449.6" calcext:value-type="float">
            <text:p>3449.6</text:p>
          </table:table-cell>
          <table:table-cell office:value-type="float" office:value="3638.4" calcext:value-type="float">
            <text:p>3638.4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98-GM2110264-TWE-F-EGG4_markdup.bam</text:p>
          </table:table-cell>
          <table:table-cell office:value-type="float" office:value="5708.76666666667" calcext:value-type="float">
            <text:p>5708.76666666667</text:p>
          </table:table-cell>
          <table:table-cell office:value-type="float" office:value="5595.4" calcext:value-type="float">
            <text:p>5595.4</text:p>
          </table:table-cell>
          <table:table-cell office:value-type="float" office:value="5849.6" calcext:value-type="float">
            <text:p>5849.6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99-GM2110077-TWE-F-EGG4_markdup.bam</text:p>
          </table:table-cell>
          <table:table-cell office:value-type="float" office:value="8641.16666666667" calcext:value-type="float">
            <text:p>8641.16666666667</text:p>
          </table:table-cell>
          <table:table-cell office:value-type="float" office:value="8566.5" calcext:value-type="float">
            <text:p>8566.5</text:p>
          </table:table-cell>
          <table:table-cell office:value-type="float" office:value="8774.9" calcext:value-type="float">
            <text:p>8774.9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00-GM2110075-TWE-M-EGG4_markdup.bam</text:p>
          </table:table-cell>
          <table:table-cell office:value-type="float" office:value="20574.6333333333" calcext:value-type="float">
            <text:p>20574.6333333333</text:p>
          </table:table-cell>
          <table:table-cell office:value-type="float" office:value="19976.3" calcext:value-type="float">
            <text:p>19976.3</text:p>
          </table:table-cell>
          <table:table-cell office:value-type="float" office:value="20958.4" calcext:value-type="float">
            <text:p>20958.4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01-GM2110606-TWE-M-EGG4_markdup.bam</text:p>
          </table:table-cell>
          <table:table-cell office:value-type="float" office:value="2074.23333333333" calcext:value-type="float">
            <text:p>2074.23333333333</text:p>
          </table:table-cell>
          <table:table-cell office:value-type="float" office:value="1990.2" calcext:value-type="float">
            <text:p>1990.2</text:p>
          </table:table-cell>
          <table:table-cell office:value-type="float" office:value="2142.6" calcext:value-type="float">
            <text:p>2142.6</text:p>
          </table:table-cell>
          <table:table-cell office:value-type="string" calcext:value-type="string">
            <text:p>M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02-GM2110177-TWE-M-EGG4_markdup.bam</text:p>
          </table:table-cell>
          <table:table-cell office:value-type="float" office:value="1866.4" calcext:value-type="float">
            <text:p>1866.4</text:p>
          </table:table-cell>
          <table:table-cell office:value-type="float" office:value="1815.2" calcext:value-type="float">
            <text:p>1815.2</text:p>
          </table:table-cell>
          <table:table-cell office:value-type="float" office:value="1896.5" calcext:value-type="float">
            <text:p>1896.5</text:p>
          </table:table-cell>
          <table:table-cell office:value-type="string" calcext:value-type="string">
            <text:p>M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1-GM2110466-TWE-M-EGG4_markdup.bam</text:p>
          </table:table-cell>
          <table:table-cell office:value-type="float" office:value="3234.16666666667" calcext:value-type="float">
            <text:p>3234.16666666667</text:p>
          </table:table-cell>
          <table:table-cell office:value-type="float" office:value="3105.2" calcext:value-type="float">
            <text:p>3105.2</text:p>
          </table:table-cell>
          <table:table-cell office:value-type="float" office:value="3396.5" calcext:value-type="float">
            <text:p>3396.5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2-GM211051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3-GM2110410-TWE-M-EGG4_markdup.bam</text:p>
          </table:table-cell>
          <table:table-cell office:value-type="float" office:value="23195.2" calcext:value-type="float">
            <text:p>23195.2</text:p>
          </table:table-cell>
          <table:table-cell office:value-type="float" office:value="22356.4" calcext:value-type="float">
            <text:p>22356.4</text:p>
          </table:table-cell>
          <table:table-cell office:value-type="float" office:value="23817" calcext:value-type="float">
            <text:p>23817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4-GM2110533-TWE-F-EGG4_markdup.bam</text:p>
          </table:table-cell>
          <table:table-cell office:value-type="float" office:value="3859.06666666667" calcext:value-type="float">
            <text:p>3859.06666666667</text:p>
          </table:table-cell>
          <table:table-cell office:value-type="float" office:value="3695.1" calcext:value-type="float">
            <text:p>3695.1</text:p>
          </table:table-cell>
          <table:table-cell office:value-type="float" office:value="3990.1" calcext:value-type="float">
            <text:p>3990.1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5-GM2110559-TWE-F-EGG4_markdup.bam</text:p>
          </table:table-cell>
          <table:table-cell office:value-type="float" office:value="6703.3" calcext:value-type="float">
            <text:p>6703.3</text:p>
          </table:table-cell>
          <table:table-cell office:value-type="float" office:value="6393.6" calcext:value-type="float">
            <text:p>6393.6</text:p>
          </table:table-cell>
          <table:table-cell office:value-type="float" office:value="6937.2" calcext:value-type="float">
            <text:p>6937.2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6-GM2110562-TWE-F-EGG4_markdup.bam</text:p>
          </table:table-cell>
          <table:table-cell office:value-type="float" office:value="2102.1" calcext:value-type="float">
            <text:p>2102.1</text:p>
          </table:table-cell>
          <table:table-cell office:value-type="float" office:value="2050.4" calcext:value-type="float">
            <text:p>2050.4</text:p>
          </table:table-cell>
          <table:table-cell office:value-type="float" office:value="2160.9" calcext:value-type="float">
            <text:p>2160.9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7-GM2110561-TWE-M-EGG4_markdup.bam</text:p>
          </table:table-cell>
          <table:table-cell office:value-type="float" office:value="9646.46666666667" calcext:value-type="float">
            <text:p>9646.46666666667</text:p>
          </table:table-cell>
          <table:table-cell office:value-type="float" office:value="9519.6" calcext:value-type="float">
            <text:p>9519.6</text:p>
          </table:table-cell>
          <table:table-cell office:value-type="float" office:value="9793.9" calcext:value-type="float">
            <text:p>9793.9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8-GM2110560-TWE-M-EGG4_markdup.bam</text:p>
          </table:table-cell>
          <table:table-cell office:value-type="float" office:value="1087.03333333333" calcext:value-type="float">
            <text:p>1087.03333333333</text:p>
          </table:table-cell>
          <table:table-cell office:value-type="float" office:value="1012.5" calcext:value-type="float">
            <text:p>1012.5</text:p>
          </table:table-cell>
          <table:table-cell office:value-type="float" office:value="1144.4" calcext:value-type="float">
            <text:p>1144.4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9-GM2110522-TWE-M-EGG4_markdup.bam</text:p>
          </table:table-cell>
          <table:table-cell office:value-type="float" office:value="7563.76666666667" calcext:value-type="float">
            <text:p>7563.76666666667</text:p>
          </table:table-cell>
          <table:table-cell office:value-type="float" office:value="7414.7" calcext:value-type="float">
            <text:p>7414.7</text:p>
          </table:table-cell>
          <table:table-cell office:value-type="float" office:value="7763.5" calcext:value-type="float">
            <text:p>7763.5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20-GM2110485-TWE-M-EGG4_markdup.bam</text:p>
          </table:table-cell>
          <table:table-cell office:value-type="float" office:value="2454.63333333333" calcext:value-type="float">
            <text:p>2454.63333333333</text:p>
          </table:table-cell>
          <table:table-cell office:value-type="float" office:value="2371.4" calcext:value-type="float">
            <text:p>2371.4</text:p>
          </table:table-cell>
          <table:table-cell office:value-type="float" office:value="2572.1" calcext:value-type="float">
            <text:p>2572.1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21-GM2110749-TWE-M-EGG4_markdup.bam</text:p>
          </table:table-cell>
          <table:table-cell office:value-type="float" office:value="2331.56666666667" calcext:value-type="float">
            <text:p>2331.56666666667</text:p>
          </table:table-cell>
          <table:table-cell office:value-type="float" office:value="2305.7" calcext:value-type="float">
            <text:p>2305.7</text:p>
          </table:table-cell>
          <table:table-cell office:value-type="float" office:value="2347.8" calcext:value-type="float">
            <text:p>2347.8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22-GM211075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29-gm2110712-TWE-M-EGG4_markdup.bam</text:p>
          </table:table-cell>
          <table:table-cell office:value-type="float" office:value="5122.13333333333" calcext:value-type="float">
            <text:p>5122.13333333333</text:p>
          </table:table-cell>
          <table:table-cell office:value-type="float" office:value="4989.3" calcext:value-type="float">
            <text:p>4989.3</text:p>
          </table:table-cell>
          <table:table-cell office:value-type="float" office:value="5258.4" calcext:value-type="float">
            <text:p>5258.4</text:p>
          </table:table-cell>
          <table:table-cell office:value-type="string" calcext:value-type="string">
            <text:p>M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46-GM2110189-TWE-F-EGG4_markdup.bam</text:p>
          </table:table-cell>
          <table:table-cell office:value-type="float" office:value="2842.03333333333" calcext:value-type="float">
            <text:p>2842.03333333333</text:p>
          </table:table-cell>
          <table:table-cell office:value-type="float" office:value="2825.1" calcext:value-type="float">
            <text:p>2825.1</text:p>
          </table:table-cell>
          <table:table-cell office:value-type="float" office:value="2870.4" calcext:value-type="float">
            <text:p>2870.4</text:p>
          </table:table-cell>
          <table:table-cell office:value-type="string" calcext:value-type="string">
            <text:p>F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47-gm2110762-TWE-M-EGG4_markdup.bam</text:p>
          </table:table-cell>
          <table:table-cell office:value-type="float" office:value="1504.76666666667" calcext:value-type="float">
            <text:p>1504.76666666667</text:p>
          </table:table-cell>
          <table:table-cell office:value-type="float" office:value="1456.3" calcext:value-type="float">
            <text:p>1456.3</text:p>
          </table:table-cell>
          <table:table-cell office:value-type="float" office:value="1549.4" calcext:value-type="float">
            <text:p>1549.4</text:p>
          </table:table-cell>
          <table:table-cell office:value-type="string" calcext:value-type="string">
            <text:p>M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49-GM2110672-TWE-F-EGG4_markdup.bam</text:p>
          </table:table-cell>
          <table:table-cell office:value-type="float" office:value="3769.4" calcext:value-type="float">
            <text:p>3769.4</text:p>
          </table:table-cell>
          <table:table-cell office:value-type="float" office:value="3660.9" calcext:value-type="float">
            <text:p>3660.9</text:p>
          </table:table-cell>
          <table:table-cell office:value-type="float" office:value="3863.2" calcext:value-type="float">
            <text:p>3863.2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50-GM2110732-TWE-F-EGG4_markdup.bam</text:p>
          </table:table-cell>
          <table:table-cell office:value-type="float" office:value="1795.46666666667" calcext:value-type="float">
            <text:p>1795.46666666667</text:p>
          </table:table-cell>
          <table:table-cell office:value-type="float" office:value="1753.3" calcext:value-type="float">
            <text:p>1753.3</text:p>
          </table:table-cell>
          <table:table-cell office:value-type="float" office:value="1845.1" calcext:value-type="float">
            <text:p>1845.1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67-GM2110515-TWE-F-EGG4_markdup.bam</text:p>
          </table:table-cell>
          <table:table-cell office:value-type="float" office:value="7197" calcext:value-type="float">
            <text:p>7197</text:p>
          </table:table-cell>
          <table:table-cell office:value-type="float" office:value="7049.8" calcext:value-type="float">
            <text:p>7049.8</text:p>
          </table:table-cell>
          <table:table-cell office:value-type="float" office:value="7336.7" calcext:value-type="float">
            <text:p>7336.7</text:p>
          </table:table-cell>
          <table:table-cell office:value-type="string" calcext:value-type="string">
            <text:p>F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68-GM2110575-TWE-F-EGG4_markdup.bam</text:p>
          </table:table-cell>
          <table:table-cell office:value-type="float" office:value="1939.43333333333" calcext:value-type="float">
            <text:p>1939.43333333333</text:p>
          </table:table-cell>
          <table:table-cell office:value-type="float" office:value="1856.4" calcext:value-type="float">
            <text:p>1856.4</text:p>
          </table:table-cell>
          <table:table-cell office:value-type="float" office:value="2000.7" calcext:value-type="float">
            <text:p>2000.7</text:p>
          </table:table-cell>
          <table:table-cell office:value-type="string" calcext:value-type="string">
            <text:p>F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69-GM2110172-TWE-M-EGG4_markdup.bam</text:p>
          </table:table-cell>
          <table:table-cell office:value-type="float" office:value="5944.66666666667" calcext:value-type="float">
            <text:p>5944.66666666667</text:p>
          </table:table-cell>
          <table:table-cell office:value-type="float" office:value="5822" calcext:value-type="float">
            <text:p>5822</text:p>
          </table:table-cell>
          <table:table-cell office:value-type="float" office:value="6117.8" calcext:value-type="float">
            <text:p>6117.8</text:p>
          </table:table-cell>
          <table:table-cell office:value-type="string" calcext:value-type="string">
            <text:p>M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350-GM2116339-TWE-F-EGG4_markdup.bam</text:p>
          </table:table-cell>
          <table:table-cell office:value-type="float" office:value="11440.0333333333" calcext:value-type="float">
            <text:p>11440.0333333333</text:p>
          </table:table-cell>
          <table:table-cell office:value-type="float" office:value="11285.3" calcext:value-type="float">
            <text:p>11285.3</text:p>
          </table:table-cell>
          <table:table-cell office:value-type="float" office:value="11609.5" calcext:value-type="float">
            <text:p>11609.5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76-GM181807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77-GM210513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78-GM210516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79-GM210502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81-GM210513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82-GM210517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83-GM210525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84-GM210170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85-GM210525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89-GM210499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999-GM09135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013-GM210502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7" calcext:value-type="float">
            <text:p>195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017-GM210520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018-GM210533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039-GM210509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7" calcext:value-type="float">
            <text:p>195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128-GM210602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169-GM210510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09-GM210467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11-GM210482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48" calcext:value-type="float">
            <text:p>194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20-gm210478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3-GM210520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65-GM200996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71-GM210489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76-GM140363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3-GM210475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4-GM210475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5-GM210474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6-GM210478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7-GM210478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8-GM210474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9-GM210474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23-GM210698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78-GM201058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94-GM210742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95-GM210741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96-GM210741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98-GM210760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99-GM210758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09-GM210759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45-GM210787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3" calcext:value-type="float">
            <text:p>195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56-GM210792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60-GM210803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89-GM210044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97-GM210833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98-GM210834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04-GM210850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27-GM210850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28-GM210850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29-GM210852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0-GM210853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1-GM210849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3-GM210856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4-GM210862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5-GM210866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6-GM210865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7-GM210866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8-GM210864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9-GM210858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40-GM210862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41-GM210876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43-gm210868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44-GM210841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2-GM210886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3-GM210883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5-GM210130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6-GM210891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7-GM210891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8-GM210885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9-GM210878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60-GM210874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66-GM210896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69-GM210888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70-GM210892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71-GM170236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2-GM210904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0-GM210915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1-GM210586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4-GM210895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5-GM210910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6-GM210921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7-GM210923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92-GM211143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802-GM210915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1" calcext:value-type="float">
            <text:p>194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803-gm210921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059-GM211401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390-GM211686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397-GM211709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35-GM211732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51-GM201140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53-GM210635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64-GM210635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65-GM211786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78-GM211770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77-GM210918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79-GM210902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0-GM210898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1-GM210898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3-GM210902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01-gm210934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02-GM210947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21-GM210379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38-GM210966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1-GM210949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2-GM210964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3-GM210953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5-gm210952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6-GM201172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7-GM210947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70" calcext:value-type="float">
            <text:p>197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8-GM210947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49-gm210977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54-GM211030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45-GM211058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243-GM211536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62-GM211748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63-GM211748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16-GM211848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17-GM210814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18-GM211108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29-GM211838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37-GM211807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72-GM211898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598-GM211918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608-GM211914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609-GM211808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4-GM210926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5-GM210903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9-GM210053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8-GM210936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9-GM210936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00-GM210905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0-gm210974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1-GM210976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2-GM210981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4-GM210981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5-GM210983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6-GM210985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7-GM210984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58-GM210983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61-GM210983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62-GM210984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63-GM210983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69-GM210974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97-GM210982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07-GM210973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1-GM211005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5-GM211004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6-GM211004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55-GM210978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9-GM211006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0-GM211006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4-GM210963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0-GM210868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48-GM211035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996-GM211333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633-GM210834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64-GM210954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98-GM210505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89" calcext:value-type="float">
            <text:p>198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99-GM210985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04-GM210769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05-GM210523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06-GM211002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08-GM210998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2-GM211004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3-GM211004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4-GM211005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8-GM211004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56-GM211007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57-GM211020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58-GM211044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59-GM211030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0-GM211000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1-GM211038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8-GM211004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1-GM211007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2-GM211005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3-GM211026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5-GM211027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6-GM211027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7-GM211029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8-GM211041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9-GM211030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0-GM211014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1-GM211008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2-GM211011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3-GM211030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4-GM211006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7-GM211030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95-gm211045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96-GM211045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97-GM211007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98-GM211026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99-GM211007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00-GM211007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01-GM211060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02-GM211017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1-GM211046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2-GM211051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3-GM211041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4-GM211053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5-GM211055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6-GM211056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7-GM211056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8-GM211056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9-GM211052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20-GM211048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21-GM211074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22-GM211075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29-gm211071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46-GM211018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47-gm211076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49-GM211067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50-GM211073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67-GM211051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68-GM211057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69-GM211017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350-GM211633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eanEstimateTWE.A1:meanEstimateTWE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23:19:20.923527771</dc:date>
    <meta:editing-duration>PT5H42M46S</meta:editing-duration>
    <meta:editing-cycles>1</meta:editing-cycles>
    <meta:document-statistic meta:table-count="1" meta:cell-count="2960" meta:object-count="0"/>
    <meta:generator>LibreOffice/6.4.7.2$Linux_X86_64 LibreOffice_project/40$Build-2</meta:generator>
  </office:meta>
</office:document-meta>
</file>